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53734" table:style-name="ce3">
            <text:p>65373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odley Town Council</text:p>
          </table:table-cell>
          <table:table-cell office:value-type="date" office:date-value="2023-08-18T00:00:00" table:style-name="ce5">
            <text:p>18-Aug-23</text:p>
          </table:table-cell>
          <table:table-cell office:value-type="string" table:style-name="ce4">
            <text:p>Out of Force</text:p>
          </table:table-cell>
          <table:table-cell office:value-type="float" office:value="2.2000000000000002" table:style-name="ce6">
            <text:p>2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ut of Force Meeting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51" table:style-name="ce3">
            <text:p>65375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owning Street</text:p>
          </table:table-cell>
          <table:table-cell office:value-type="date" office:date-value="2023-08-30T00:00:00" table:style-name="ce5">
            <text:p>30-Aug-23</text:p>
          </table:table-cell>
          <table:table-cell office:value-type="string" table:style-name="ce4">
            <text:p>Out of Force</text:p>
          </table:table-cell>
          <table:table-cell office:value-type="float" office:value="9.5" table:style-name="ce6">
            <text:p>9.5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47" table:style-name="ce3">
            <text:p>65374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owning Street</text:p>
          </table:table-cell>
          <table:table-cell office:value-type="date" office:date-value="2023-08-30T00:00:00" table:style-name="ce5">
            <text:p>30-Aug-23</text:p>
          </table:table-cell>
          <table:table-cell office:value-type="string" table:style-name="ce4">
            <text:p>Out of Force</text:p>
          </table:table-cell>
          <table:table-cell office:value-type="float" office:value="2.8" table:style-name="ce6">
            <text:p>2.8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45" table:style-name="ce3">
            <text:p>65374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owning Street</text:p>
          </table:table-cell>
          <table:table-cell office:value-type="date" office:date-value="2023-08-30T00:00:00" table:style-name="ce5">
            <text:p>30-Aug-23</text:p>
          </table:table-cell>
          <table:table-cell office:value-type="string" table:style-name="ce4">
            <text:p>Out of Force</text:p>
          </table:table-cell>
          <table:table-cell office:value-type="float" office:value="28.9" table:style-name="ce6">
            <text:p>28.9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54" table:style-name="ce3">
            <text:p>65375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Local</text:p>
          </table:table-cell>
          <table:table-cell office:value-type="date" office:date-value="2023-09-04T00:00:00" table:style-name="ce5">
            <text:p>04-Sep-23</text:p>
          </table:table-cell>
          <table:table-cell office:value-type="string" table:style-name="ce4">
            <text:p>Out of Force</text:p>
          </table:table-cell>
          <table:table-cell office:value-type="float" office:value="37.4" table:style-name="ce6">
            <text:p>37.4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53" table:style-name="ce3">
            <text:p>65375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Local</text:p>
          </table:table-cell>
          <table:table-cell office:value-type="date" office:date-value="2023-09-04T00:00:00" table:style-name="ce5">
            <text:p>04-Sep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53755" table:style-name="ce3">
            <text:p>65375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ational Fraud Protect Conference</text:p>
          </table:table-cell>
          <table:table-cell office:value-type="date" office:date-value="2023-09-06T00:00:00" table:style-name="ce5">
            <text:p>06-Sep-23</text:p>
          </table:table-cell>
          <table:table-cell office:value-type="string" table:style-name="ce4">
            <text:p>Out of Force</text:p>
          </table:table-cell>
          <table:table-cell office:value-type="float" office:value="10.3" table:style-name="ce6">
            <text:p>10.3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65" table:style-name="ce3">
            <text:p>65376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BWM Leader/CEx</text:p>
          </table:table-cell>
          <table:table-cell office:value-type="date" office:date-value="2023-09-07T00:00:00" table:style-name="ce5">
            <text:p>07-Sep-23</text:p>
          </table:table-cell>
          <table:table-cell office:value-type="string" table:style-name="ce4">
            <text:p>Surrey Police Headquarters</text:p>
          </table:table-cell>
          <table:table-cell office:value-type="float" office:value="3.7" table:style-name="ce6">
            <text:p>3.7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53767" table:style-name="ce3">
            <text:p>65376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LASP, Wokingham</text:p>
          </table:table-cell>
          <table:table-cell office:value-type="date" office:date-value="2023-09-08T00:00:00" table:style-name="ce5">
            <text:p>08-Sep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6">
            <text:p>2.7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3-09-15T09:53:46Z</meta:creation-date>
    <dc:date>2023-09-18T12:22:48Z</dc:date>
    <meta:print-date>2023-09-18T12:21:55Z</meta:print-date>
  </office:meta>
</office:document-meta>
</file>